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CB800000CBE30746C52DA658B6C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ct1" text:anchor-type="paragraph" svg:x="-0.2819in" svg:y="-0.2854in" svg:width="7.572in" svg:height="9.9154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1" text:anchor-type="paragraph" svg:x="-0.098in" svg:y="0in" svg:width="7.252in" svg:height="7.2654in" draw:z-index="0"><draw:image xlink:href="Pictures/1000000000000CB800000CBE30746C52DA658B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35:33.320966935</meta:creation-date>
    <dc:date>2018-02-11T17:45:50.419207497</dc:date>
    <meta:editing-duration>PT1H36M18S</meta:editing-duration>
    <meta:editing-cycles>4</meta:editing-cycles>
    <meta:generator>LibreOffice/6.0.0.3$Linux_X86_64 LibreOffice_project/00m0$Build-3</meta:generator>
    <meta:print-date>2018-02-11T17:45:59.194911040</meta:print-date>
    <meta:document-statistic meta:table-count="0" meta:image-count="1" meta:object-count="1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108.2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147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row table:style-name="ro1">
          <table:table-cell office:value-type="string" calcext:value-type="string">
            <text:p>.ST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</table:table-row>
        <table:table-row table:style-name="ro2">
          <table:table-cell office:value-type="string" calcext:value-type="string">
            <text:p>06033C104KAT2A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C1608N.l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2 C19 C23 C73 C83 C102 C103 C104</text:p>
          </table:table-cell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1</text:p>
          </table:table-cell>
        </table:table-row>
        <table:table-row table:style-name="ro1">
          <table:table-cell office:value-type="string" calcext:value-type="string">
            <text:p>AP3012KTR-G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  <table:table-cell office:value-type="string" calcext:value-type="string">
            <text:p>SOD-32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1 D41 D51</text:p>
          </table:table-cell>
        </table:table-row>
        <table:table-row table:style-name="ro1">
          <table:table-cell office:value-type="string" calcext:value-type="string">
            <text:p>BC857B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23-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1 Q41 Q51</text:p>
          </table:table-cell>
        </table:table-row>
        <table:table-row table:style-name="ro1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hdr_mini_1.25_2x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</table:table-row>
        <table:table-row table:style-name="ro1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1 C41 C44 C51</text:p>
          </table:table-cell>
        </table:table-row>
        <table:table-row table:style-name="ro2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1608N.lh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7 C18 C21 C22 C32 C42 C52 C71 C72 C81 C82</text:p>
          </table:table-cell>
        </table:table-row>
        <table:table-row table:style-name="ro1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 C10 C11 C62 C101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</table:table-row>
        <table:table-row table:style-name="ro1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string" calcext:value-type="string">
            <text:p>IP4220CZ6F</text:p>
          </table:table-cell>
          <table:table-cell office:value-type="string" calcext:value-type="string">
            <text:p>semicon</text:p>
          </table:table-cell>
          <table:table-cell office:value-type="string" calcext:value-type="string">
            <text:p>SOT-457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</table:table-row>
        <table:table-row table:style-name="ro2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  <table:table-cell office:value-type="string" calcext:value-type="string">
            <text:p>jump-solder1.l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2 J21 J31 J41 J42 J51 J52 J61 J71 J8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IO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1 D12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  <table:table-cell office:value-type="string" calcext:value-type="string">
            <text:p>MLF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</table:table-row>
        <table:table-row table:style-name="ro1">
          <table:table-cell office:value-type="string" calcext:value-type="string">
            <text:p>MIC5504-3.3YM5-TR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</table:table-row>
        <table:table-row table:style-name="ro1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 C14</text:p>
          </table:table-cell>
        </table:table-row>
        <table:table-row table:style-name="ro1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</table:table-row>
        <table:table-row table:style-name="ro1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3 C53</text:p>
          </table:table-cell>
        </table:table-row>
        <table:table-row table:style-name="ro1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office:value-type="string" calcext:value-type="string">
            <text:p>INDC2424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1</text:p>
          </table:table-cell>
        </table:table-row>
        <table:table-row table:style-name="ro1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INDC2020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41 L51 L61</text:p>
          </table:table-cell>
        </table:table-row>
        <table:table-row table:style-name="ro1">
          <table:table-cell office:value-type="string" calcext:value-type="string">
            <text:p>Q13FC1350000200</text:p>
          </table:table-cell>
          <table:table-cell office:value-type="string" calcext:value-type="string">
            <text:p>32.78kHz</text:p>
          </table:table-cell>
          <table:table-cell office:value-type="string" calcext:value-type="string">
            <text:p>XTAL_321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 office:value-type="string" calcext:value-type="string">
            <text:p>Q24FA20H0012200</text:p>
          </table:table-cell>
          <table:table-cell office:value-type="string" calcext:value-type="string">
            <text:p>16.00MHz</text:p>
          </table:table-cell>
          <table:table-cell office:value-type="string" calcext:value-type="string">
            <text:p>XTAL_FA20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R_0R_1%_1608</text:p>
          </table:table-cell>
          <table:table-cell office:value-type="string" calcext:value-type="string">
            <text:p>0R0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3</text:p>
          </table:table-cell>
        </table:table-row>
        <table:table-row table:style-name="ro2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 R9 R20 R21 R64 R72 R103 R106 R107 R109 R110</text:p>
          </table:table-cell>
        </table:table-row>
        <table:table-row table:style-name="ro1">
          <table:table-cell office:value-type="string" calcext:value-type="string">
            <text:p>R_100k_5%_160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string" calcext:value-type="string">
            <text:p>R_15_1%_16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C1608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 R7 R8</text:p>
          </table:table-cell>
        </table:table-row>
        <table:table-row table:style-name="ro1">
          <table:table-cell office:value-type="string" calcext:value-type="string">
            <text:p>R_169K_1%_1608</text:p>
          </table:table-cell>
          <table:table-cell office:value-type="string" calcext:value-type="string">
            <text:p>169k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</table:table-row>
        <table:table-row table:style-name="ro1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2 R35 R45 R52 R55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 R71</text:p>
          </table:table-cell>
        </table:table-row>
        <table:table-row table:style-name="ro1">
          <table:table-cell office:value-type="string" calcext:value-type="string">
            <text:p>R_274_1%_201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ESC201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3 R43 R53</text:p>
          </table:table-cell>
        </table:table-row>
        <table:table-row table:style-name="ro1">
          <table:table-cell office:value-type="string" calcext:value-type="string">
            <text:p>R_2M4_1%_1608</text:p>
          </table:table-cell>
          <table:table-cell office:value-type="string" calcext:value-type="string">
            <text:p>2M4</text:p>
          </table:table-cell>
          <table:table-cell office:value-type="string" calcext:value-type="string">
            <text:p>RESC1608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1 R41 R51</text:p>
          </table:table-cell>
        </table:table-row>
        <table:table-row table:style-name="ro1">
          <table:table-cell office:value-type="string" calcext:value-type="string">
            <text:p>R_4.70k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5 R108 R111</text:p>
          </table:table-cell>
        </table:table-row>
        <table:table-row table:style-name="ro1">
          <table:table-cell office:value-type="string" calcext:value-type="string">
            <text:p>R_51.1_1%_1608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office:value-type="string" calcext:value-type="string">
            <text:p>RESC1608N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4 R5 R34 R44 R54 R104</text:p>
          </table:table-cell>
        </table:table-row>
        <table:table-row table:style-name="ro1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FQFPN48-F401CE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office:value-type="string" calcext:value-type="string">
            <text:p>SWITCH_4mm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 SW22 SW23</text:p>
          </table:table-cell>
        </table:table-row>
        <table:table-row table:style-name="ro1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rm-pad-3x4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6 J7 J8 J9 J10 J11</text:p>
          </table:table-cell>
        </table:table-row>
        <table:table-row table:style-name="ro1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QFN16_4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</table:table-row>
        <table:table-row table:style-name="ro1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TSM650P02CX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SOT23-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 Q2 Q3</text:p>
          </table:table-cell>
        </table:table-row>
        <table:table-row table:style-name="ro1">
          <table:table-cell office:value-type="string" calcext:value-type="string">
            <text:p>USB_B_TOP_2LEG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B_micro_2leg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 J5</text:p>
          </table:table-cell>
        </table:table-row>
        <table:table-row table:style-name="ro1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 J2</text:p>
          </table:table-cell>
        </table:table-row>
        <table:table-row table:style-name="ro1">
          <table:table-cell office:value-type="string" calcext:value-type="string">
            <text:p>.END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7:45:23.576550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